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3D00002EDA00001E5C3B6FA24D.svm"/>
  <manifest:file-entry manifest:media-type="image/png" manifest:full-path="Pictures/1000020100000640000004B0617A1C55.png"/>
  <manifest:file-entry manifest:media-type="image/png" manifest:full-path="Pictures/1000020100000154000000DCDF0777CD.png"/>
  <manifest:file-entry manifest:media-type="image/png" manifest:full-path="Pictures/10000201000003570000019B908ED240.png"/>
  <manifest:file-entry manifest:media-type="image/png" manifest:full-path="Pictures/1000020100000640000004B04FA2FD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placeholder="true">
          <draw:text-box/>
        </draw:frame>
        <draw:frame presentation:style-name="pr2" draw:layer="layout" svg:width="12.394cm" svg:height="13.86cm" svg:x="1.786cm" svg:y="14.66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25.2cm" svg:height="5.51cm" svg:x="2cm" svg:y="7.74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openSUSE_20_12.1_20_Day_20_Gradient" draw:display-name="openSUSE 12.1 Day Gradient" draw:style="linear" draw:start-color="#436400" draw:end-color="#78a028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78a028" draw:fill-gradient-name="openSUSE_20_12.1_20_Day_20_Gradient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201000003570000019B908ED240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3.86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20100000640000004B0617A1C55.pn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3.86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65.006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4"><text:a xlink:href="http://www.opensuse.org/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3.86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4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7T00:25:25</meta:creation-date>
    <meta:editing-duration>P0D</meta:editing-duration>
    <meta:editing-cycles>1</meta:editing-cycles>
    <meta:generator>LibreOffice/3.4$Unix LibreOffice_project/340m1$Build-1206</meta:generator>
    <meta:initial-creator>Ilmehtar </meta:initial-creator>
    <meta:document-statistic meta:object-count="115"/>
  </office:meta>
</office:document-meta>
</file>